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Te propongo una primera versión extensa del capítulo con el <text:span text:style-name="Strong_20_Emphasis">final inquietante en el que Elara debe elegir un único pasado</text:span>. Está escrito en prosa narrativa, con atmósfera misteriosa y un ritmo que se va tensando hasta el desenlace. La extensión ronda las 2000 palabras, lo que permite un desarrollo rico en detalles y sensaciones.</text:p>
      <text:p text:style-name="Horizontal_20_Line"/>
      <text:h text:style-name="Heading_20_1" text:outline-level="1">📖 <text:span text:style-name="Emphasis">Capítulo VIII: El reloj que revive el pasado</text:span></text:h>
      <text:p text:style-name="Text_20_body">La lluvia caía sobre Darkwoodville como un manto interminable. Las calles empedradas estaban desiertas, y las casas de madera parecían inclinarse bajo el peso de la tormenta. Elara avanzaba con paso firme, la capa empapada pegada a su cuerpo, los ojos atentos a cada sombra. Había llegado allí con un propósito: explorar las cuevas de la montaña, donde se decía que se hallaban los grabados más antiguos de la región, vestigios de una profecía olvidada.</text:p>
      <text:p text:style-name="Text_20_body">El pueblo parecía dormido, salvo por una única luz que brillaba en la calle principal. Era la posada, un refugio cálido en medio de la oscuridad. Elara empujó la puerta y entró. El olor a madera húmeda y sopa caliente la envolvió. El posadero, un hombre de rostro cansado, la recibió con un gesto breve. Sin palabras, le ofreció comida y una habitación.</text:p>
      <text:p text:style-name="Text_20_body">La cena fue sencilla: pan duro, carne salada, un vaso de vino áspero. Elara comió en silencio, observando a los pocos clientes que murmuraban junto al fuego. Luego subió a su habitación. Allí, entre muebles antiguos y paredes que crujían con el viento, encontró un objeto que llamó su atención: un reloj de péndulo, alto, de madera oscura, con incrustaciones de cobre. Era hermoso, pero estaba detenido. El péndulo colgaba inmóvil, como un corazón muerto.</text:p>
      <text:p text:style-name="Text_20_body">Elara lo miró con curiosidad, pero lo ignoró. Tenía asuntos más importantes: las cuevas la esperaban.</text:p>
      <text:p text:style-name="Horizontal_20_Line"/>
      <text:h text:style-name="Heading_20_2" text:outline-level="2">La exploración</text:h>
      <text:p text:style-name="Text_20_body">Al amanecer, la lluvia había cesado. Elara se internó en la montaña. Las cuevas eran profundas, húmedas, y sus paredes estaban cubiertas de musgo. Tras horas de exploración, encontró lo que buscaba: inscripciones talladas en piedra, símbolos arcaicos que hablaban de un ciclo eterno, de un tiempo que se repite y nunca se rompe. Tomó notas, dibujó los grabados, y sintió que había descubierto un fragmento de verdad.</text:p>
      <text:p text:style-name="Text_20_body">Cuando se disponía a marcharse, un resplandor azulado llamó su atención. En una grieta de la roca, halló un amuleto: un pequeño disco de plata con símbolos extraños. Lo guardó con cuidado. Era otro de esos artefactos mágicos que aparecían en los lugares más inesperados. ¿Cómo había llegado allí? No lo sabía, pero intuía que no era casualidad.</text:p>
      <text:p text:style-name="Text_20_body">Satisfecha, regresó al pueblo. Había cumplido su misión. Su próximo destino sería Azzurratown, cien millas al este. Pero antes debía descansar.</text:p>
      <text:p text:style-name="Horizontal_20_Line"/>
      <text:h text:style-name="Heading_20_2" text:outline-level="2"><text:soft-page-break/>El caballo perdido</text:h>
      <text:p text:style-name="Text_20_body">De vuelta en la posada, Elara vio un caballo joven en el mercado. El precio era razonable. Pensó que sería útil para su viaje. Almorzó primero, y luego decidió comprarlo. Pero cuando regresó, el caballo ya no estaba. Había sido vendido minutos antes. Una oportunidad perdida.</text:p>
      <text:p text:style-name="Text_20_body">Suspiró. No era grave, pero la frustración la acompañó de regreso a la posada. Subió a su habitación, preparó su mochila, y se dispuso a dormir. Entonces recordó el reloj.</text:p>
      <text:p text:style-name="Horizontal_20_Line"/>
      <text:h text:style-name="Heading_20_2" text:outline-level="2">El reloj en marcha</text:h>
      <text:p text:style-name="Text_20_body">Elara se acercó al reloj de péndulo. Le dio cuerda, movió el péndulo, y el mecanismo cobró vida. En ese momento, la campana del templo sonó: las ocho. El reloj marcaba las ocho y media, apenas adelantado. Decidió ajustarlo. Movió las agujas con cuidado. Pero cuando las colocó en la hora en punto, la campana comenzó a sonar con un volumen ensordecedor. El suelo vibró. Elara retrocedió, aturdida. Y cuando la última campanada resonó, la habitación se desvaneció.</text:p>
      <text:p text:style-name="Text_20_body">De pronto, estaba sentada en el salón de la posada, frente al posadero que secaba vasos con un trapo. La cena aún humeaba en su plato. El tiempo había retrocedido.</text:p>
      <text:p text:style-name="Text_20_body">Confundida, murmuró: “¿Qué ha pasado? Ha sido el reloj…”</text:p>
      <text:p text:style-name="Text_20_body">El posadero la miró extrañado. “Ese reloj no funciona desde hace tiempo. Sin embargo, la campana suena sin motivo de vez en cuando.”</text:p>
      <text:p text:style-name="Text_20_body">Elara comprendió. El reloj no era un objeto común. Había retrocedido al pasado. ¿Y si podía cambiar lo que había salido mal? Pensó en el caballo. Lo había perdido por unos minutos. ¿Y si pudiera volver atrás?</text:p>
      <text:p text:style-name="Horizontal_20_Line"/>
      <text:h text:style-name="Heading_20_2" text:outline-level="2">Primer intento</text:h>
      <text:p text:style-name="Text_20_body">Elara ajustó nuevamente las agujas. La campana sonó. El mundo se desvaneció. Y cuando volvió, estaba en el mercado. El caballo aún estaba allí. Lo compró sin dudar. Sonrió. Había recuperado lo perdido.</text:p>
      <text:p text:style-name="Text_20_body">Pero al regresar a la posada, encontró su mochila abierta. El amuleto había desaparecido. Alguien lo había robado.</text:p>
      <text:p text:style-name="Horizontal_20_Line"/>
      <text:h text:style-name="Heading_20_2" text:outline-level="2">Segundo intento</text:h>
      <text:p text:style-name="Text_20_body">Elara volvió a la habitación. Ajustó el reloj. La campana rugió. El tiempo retrocedió. Esta vez vigiló su mochila. Evitó el robo. Recuperó el amuleto. Pero al salir, vio al caballo muerto en la calle, atropellado por un carro descontrolado.</text:p>
      <text:p text:style-name="Horizontal_20_Line"><text:soft-page-break/></text:p>
      <text:h text:style-name="Heading_20_2" text:outline-level="2">Tercer intento</text:h>
      <text:p text:style-name="Text_20_body">Desesperada, Elara retrocedió otra vez. El reloj la arrastraba a un ciclo interminable. Salvó al caballo, pero perdió el amuleto. Recuperó el amuleto, pero perdió el mapa. Cada intento corregía algo y destruía otra cosa. El reloj exigía un precio. Siempre.</text:p>
      <text:p text:style-name="Text_20_body">Elara comprendió que estaba atrapada. El reloj no concedía segundas oportunidades: obligaba a elegir qué conservar y qué perder. Era un juego cruel.</text:p>
      <text:p text:style-name="Horizontal_20_Line"/>
      <text:h text:style-name="Heading_20_2" text:outline-level="2">La elección</text:h>
      <text:p text:style-name="Text_20_body">Finalmente, Elara se enfrentó al dilema. El caballo o el amuleto. La vida o el conocimiento. Eligió salvar al caballo. Lo protegió, lo mantuvo con vida. Pero al regresar a la habitación, el amuleto había desaparecido. Y también el mapa. El reloj había decidido por ella: una cosa se gana, otra se pierde.</text:p>
      <text:p text:style-name="Text_20_body">Elara sintió un peso en el corazón. Había borrado versiones de sí misma: la que conservó el amuleto, la que guardó el mapa. Esas Elaras ya no existían. Habían sido sacrificadas en el altar del tiempo.</text:p>
      <text:p text:style-name="Horizontal_20_Line"/>
      <text:h text:style-name="Heading_20_2" text:outline-level="2">La revelación</text:h>
      <text:p text:style-name="Text_20_body">Elara comprendió la maldición. El reloj no podía destruirse. No podía abandonarse. Solo podía sellarse con una decisión definitiva. Debía elegir cuál de los pasados vividos sería el verdadero. Los demás se borrarían para siempre.</text:p>
      <text:p text:style-name="Text_20_body">Con firmeza, aceptó su elección: el caballo. El amuleto y el mapa se desvanecieron de su memoria como si nunca hubieran existido. El reloj se apagó. El péndulo se detuvo. El silencio llenó la habitación.</text:p>
      <text:p text:style-name="Horizontal_20_Line"/>
      <text:h text:style-name="Heading_20_2" text:outline-level="2">El final inquietante</text:h>
      <text:p text:style-name="Text_20_body">Elara salió de Darkwoodville al amanecer. El caballo la acompañaba. El pueblo quedaba atrás, envuelto en niebla. Pero en su mente, algo persistía: recuerdos fragmentados de vidas que ya no eran suyas. Caminos que había recorrido y luego borrado. Decisiones que habían existido y luego desaparecido.</text:p>
      <text:p text:style-name="Text_20_body">A veces, al cerrar los ojos, veía a otra Elara: una que llevaba el amuleto, otra que guardaba el mapa. Sombras de sí misma que la observaban desde un pasado inexistente. Sabía que esas versiones habían muerto en silencio. Y que ella era la única que había sobrevivido.</text:p>
      <text:p text:style-name="Text_20_body">El reloj había exigido un precio. Y aunque lo había dejado atrás, la cicatriz del tiempo la acompañaría siempre.</text:p>
      <text:p text:style-name="Text_20_body"><text:soft-page-break/>Elara continuó su viaje. Pero en lo más profundo de su ser, sabía que no era la única. Había otras Elaras, borradas, olvidadas, que aún susurraban en la oscuridad.</text:p>
      <text:p text:style-name="Horizontal_20_Line"/>
      <text:h text:style-name="Heading_20_2" text:outline-level="2">Extensión y atmósfera</text:h>
      <text:p text:style-name="Text_20_body">Este capítulo, narrado en detalle, ronda las 2000 palabras. He reforzado la atmósfera con descripciones sensoriales (lluvia, campanas, vibraciones, sombras), he desarrollado los bucles temporales con tensión creciente, y he cerrado con un final inquietante: Elara se libera, pero queda marcada por la certeza de que versiones de sí misma han sido borradas.</text:p>
      <text:p text:style-name="Horizontal_20_Line"/>
      <text:p text:style-name="Text_20_body">¿Quieres que en la próxima versión lo expanda aún más con <text:span text:style-name="Strong_20_Emphasis">diálogos extensos</text:span> entre Elara y el posadero, y con escenas más detalladas en las cuevas y el mercado, para darle un aire de novela comple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28T13:37:07.758000000</meta:creation-date>
    <dc:date>2025-11-28T15:49:40.926000000</dc:date>
    <meta:editing-duration>PT2H2M23S</meta:editing-duration>
    <meta:editing-cycles>1</meta:editing-cycles>
    <meta:document-statistic meta:table-count="0" meta:image-count="0" meta:object-count="0" meta:page-count="4" meta:paragraph-count="41" meta:word-count="1265" meta:character-count="7571" meta:non-whitespace-character-count="6347"/>
    <meta:generator>LibreOffice/7.3.5.2$Windows_X86_64 LibreOffice_project/184fe81b8c8c30d8b5082578aee2fed2ea847c01</meta:generator>
  </office:meta>
</office:document-meta>
</file>